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angi Light" svg:font-family="'Matangi Light'"/>
    <style:font-face style:name="Matangi Light1" svg:font-family="'Matang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9556e" officeooo:paragraph-rsid="0009556e"/>
    </style:style>
    <style:style style:name="P2" style:family="paragraph" style:parent-style-name="Table_20_Contents">
      <style:text-properties officeooo:rsid="000aad12" officeooo:paragraph-rsid="000aad12"/>
    </style:style>
    <style:style style:name="P3" style:family="paragraph" style:parent-style-name="Table_20_Contents">
      <style:text-properties officeooo:rsid="000a4d48" officeooo:paragraph-rsid="000a4d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table:number-rows-spanned="2" office:value-type="string">
              <text:p text:style-name="P1">H1 Rowspan 2</text:p>
            </table:table-cell>
            <table:table-cell table:style-name="Tabelle1.A1" office:value-type="string">
              <text:p text:style-name="P1">H1-2</text:p>
            </table:table-cell>
            <table:table-cell table:style-name="Tabelle1.C1" office:value-type="string">
              <text:p text:style-name="P1">H1-3</text:p>
            </table:table-cell>
          </table:table-row>
          <table:table-row>
            <table:covered-table-cell table:style-name="Tabelle1.A2"/>
            <table:table-cell table:style-name="Tabelle1.B2" table:number-columns-spanned="2" office:value-type="string">
              <text:p text:style-name="P1">H2-2/3</text:p>
            </table:table-cell>
            <table:covered-table-cell/>
          </table:table-row>
        </table:table-header-rows>
        <table:table-row>
          <table:table-cell table:style-name="Tabelle1.A2" office:value-type="string">
            <text:p text:style-name="P2">B1-1</text:p>
          </table:table-cell>
          <table:table-cell table:style-name="Tabelle1.A2" office:value-type="string">
            <text:p text:style-name="P2">B1-2</text:p>
          </table:table-cell>
          <table:table-cell table:style-name="Tabelle1.B2" table:number-rows-spanned="3" office:value-type="string">
            <text:p text:style-name="P1">Rowspan 3</text:p>
          </table:table-cell>
        </table:table-row>
        <table:table-row>
          <table:table-cell table:style-name="Tabelle1.A2" office:value-type="string">
            <text:p text:style-name="P2">B2-1</text:p>
          </table:table-cell>
          <table:table-cell table:style-name="Tabelle1.A2" office:value-type="string">
            <text:p text:style-name="P2">B2-2</text:p>
          </table:table-cell>
          <table:covered-table-cell table:style-name="Tabelle1.B2"/>
        </table:table-row>
        <table:table-row>
          <table:table-cell table:style-name="Tabelle1.A2" table:number-columns-spanned="2" office:value-type="string">
            <text:p text:style-name="P1">Columnspan 2</text:p>
          </table:table-cell>
          <table:covered-table-cell/>
          <table:covered-table-cell table:style-name="Tabelle1.B2"/>
        </table:table-row>
        <table:table-row>
          <table:table-cell table:style-name="Tabelle1.A2" office:value-type="string">
            <text:p text:style-name="P2">B4-1</text:p>
          </table:table-cell>
          <table:table-cell table:style-name="Tabelle1.B2" table:number-rows-spanned="2" table:number-columns-spanned="2" office:value-type="string">
            <text:p text:style-name="P3">Columnspan &amp; Rowspan 2</text:p>
          </table:table-cell>
          <table:covered-table-cell/>
        </table:table-row>
        <table:table-row>
          <table:table-cell table:style-name="Tabelle1.A2" office:value-type="string">
            <text:p text:style-name="P2">B5-1</text:p>
          </table:table-cell>
          <table:covered-table-cell table:style-name="Tabelle1.B2"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angi Light" svg:font-family="'Matangi Light'"/>
    <style:font-face style:name="Matangi Light1" svg:font-family="'Matang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Matangi Light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Matangi Ligh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tangi Light1" style:font-family-complex="'Matangi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tangi Light" style:font-family-complex="'Matangi Light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tangi Light" style:font-family-complex="'Matangi Light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tangi Light" style:font-family-complex="'Matangi Light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6T21:04:30.871075413</meta:creation-date>
    <dc:date>2025-12-26T21:19:10.335578805</dc:date>
    <meta:editing-duration>PT4M3S</meta:editing-duration>
    <meta:editing-cycles>2</meta:editing-cycles>
    <meta:generator>LibreOffice/25.8.4.2$Linux_X86_64 LibreOffice_project/580$Build-2</meta:generator>
    <meta:document-statistic meta:table-count="1" meta:image-count="0" meta:object-count="0" meta:page-count="1" meta:paragraph-count="13" meta:word-count="20" meta:character-count="93" meta:non-whitespace-character-count="86"/>
  </office:meta>
</office:document-meta>
</file>